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herche administrative concernant l'accueil des mineurs en milieu associatif.</text:p>
      <text:p text:style-name="Standard">7/6/2019</text:p>
      <text:p text:style-name="Standard"/>
      <text:p text:style-name="Standard">Interrogation ?</text:p>
      <text:p text:style-name="Standard">Accueil de loisir</text:p>
      <text:p text:style-name="Standard">Accueil de Jeune</text:p>
      <text:p text:style-name="Standard">Question en ferait-on partie ?</text:p>
      <text:p text:style-name="Standard">Ces 2 catégories font mention de 7 mineurs au moins, en même temps ? Pourrait-on avoir plus de 7 mineurs membres.</text:p>
      <text:p text:style-name="Standard">« Ces structures d'accueil sans hébergement sont communément appelées « centres de loisirs » ou « centres aérés ». <text:s/><text:a xlink:type="simple" xlink:href="https://www.associatheque.fr/fr/mineurs-association/index.html?amcpage=7" text:style-name="Internet_20_link" text:visited-style-name="Visited_20_Internet_20_Link">site</text:a></text:p>
      <text:p text:style-name="Standard"/>
      <text:p text:style-name="Standard">Il ressort de nos recherches un sentiment plutôt flou et mitigé.</text:p>
      <text:p text:style-name="Standard">Toujours est-il que l'association peut simplement accueillir des personnes mineurs entant que membres.</text:p>
      <text:p text:style-name="Standard"/>
      <text:p text:style-name="Standard">L'atelier du samedi matin deviendrait alors un atelier robotique ouvert à tous les membres mais plus spécifiquement ouvert « aux jeunes ». Sur inscription dans le limites des places disponibles et avec une participation de 50€ en sus de la cotisation habituelle.</text:p>
      <text:p text:style-name="Standard"/>
      <text:p text:style-name="Standard">Les parents seraient alors obligés de débourser 40 + 50€. Nous pourrions envisager de faire des promo. Un quadrimestrre de cotisation offerte pour toute inscription à l'atelie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06T15:36:40.92</meta:creation-date>
    <dc:date>2019-07-06T17:40:53.05</dc:date>
    <meta:editing-duration>PT1H49M5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57" meta:character-count="1003"/>
  </office:meta>
</office:document-meta>
</file>